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90dc6" officeooo:paragraph-rsid="00490dc6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6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7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44249a" officeooo:paragraph-rsid="00464e0a"/>
    </style:style>
    <style:style style:name="P10" style:family="paragraph" style:parent-style-name="Standard">
      <style:paragraph-properties fo:text-align="end" style:justify-single-word="false"/>
      <style:text-properties officeooo:paragraph-rsid="00443c75"/>
    </style:style>
    <style:style style:name="P11" style:family="paragraph" style:parent-style-name="Standard">
      <style:text-properties officeooo:rsid="00443c75" officeooo:paragraph-rsid="00443c75"/>
    </style:style>
    <style:style style:name="P12" style:family="paragraph" style:parent-style-name="Standard">
      <style:text-properties officeooo:rsid="00464e0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64e0a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64e0a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9211e" fo:font-size="12pt" fo:font-weight="normal" officeooo:rsid="00490dc6" officeooo:paragraph-rsid="00490dc6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9211e" fo:font-size="12pt" fo:font-weight="normal" officeooo:rsid="004b07e2" officeooo:paragraph-rsid="004b07e2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b6d08" officeooo:paragraph-rsid="004b6d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b07e2" officeooo:paragraph-rsid="004b07e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7341c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90dc6" style:font-weight-asian="bold" style:font-weight-complex="bold"/>
    </style:style>
    <style:style style:name="P50" style:family="paragraph" style:parent-style-name="Table_20_Contents">
      <style:text-properties officeooo:rsid="0018472c" officeooo:paragraph-rsid="00443c75"/>
    </style:style>
    <style:style style:name="P51" style:family="paragraph" style:parent-style-name="Table_20_Contents">
      <style:text-properties officeooo:rsid="0018472c" officeooo:paragraph-rsid="00464e0a"/>
    </style:style>
    <style:style style:name="P52" style:family="paragraph" style:parent-style-name="Table_20_Contents">
      <style:text-properties officeooo:rsid="00443c75" officeooo:paragraph-rsid="00443c75"/>
    </style:style>
    <style:style style:name="P53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color="#ff3333" fo:font-weight="bold" officeooo:rsid="00490dc6" officeooo:paragraph-rsid="00490dc6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90dc6"/>
    </style:style>
    <style:style style:name="T7" style:family="text">
      <style:text-properties officeooo:rsid="004b07e2"/>
    </style:style>
    <style:style style:name="T8" style:family="text">
      <style:text-properties officeooo:rsid="004b6d08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ISMAEL COLLADO</text:p>
          </table:table-cell>
          <table:table-cell table:style-name="Tabla5.B1" table:formula="ooow:&lt;Tabla1.C6&gt;+&lt;Tabla2.C12&gt;+&lt;Tabla3.C8&gt;+&lt;Tabla4.C6&gt;" office:value-type="float" office:value="8.2">
            <text:p text:style-name="P54">8,20</text:p>
          </table:table-cell>
        </table:table-row>
      </table:table>
      <text:p text:style-name="P3"/>
      <text:p text:style-name="P5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AddPieza</text:p>
          </table:table-cell>
          <table:table-cell table:style-name="Tabla1.A1" office:value-type="string">
            <text:p text:style-name="P33"/>
          </table:table-cell>
          <table:table-cell table:style-name="Tabla1.A1" office:value-type="string">
            <text:p text:style-name="P13">0,75</text:p>
          </table:table-cell>
          <table:table-cell table:style-name="Tabla1.D1" office:value-type="string">
            <text:p text:style-name="P53">0,75</text:p>
          </table:table-cell>
        </table:table-row>
        <table:table-row>
          <table:table-cell table:style-name="Tabla1.A2" office:value-type="string">
            <text:p text:style-name="P9">DelPieza</text:p>
          </table:table-cell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13">0,75</text:p>
          </table:table-cell>
          <table:table-cell table:style-name="Tabla1.D2" office:value-type="string">
            <text:p text:style-name="P53">0,75</text:p>
          </table:table-cell>
        </table:table-row>
        <table:table-row>
          <table:table-cell table:style-name="Tabla1.A2" office:value-type="string">
            <text:p text:style-name="P9">BuscarPorPeso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13">0,95</text:p>
          </table:table-cell>
          <table:table-cell table:style-name="Tabla1.D2" office:value-type="string">
            <text:p text:style-name="P20">0,9<text:span text:style-name="T5">5</text:span></text:p>
          </table:table-cell>
        </table:table-row>
        <table:table-row>
          <table:table-cell table:style-name="Tabla1.A2" office:value-type="string">
            <text:p text:style-name="P9">BuscarPorColor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13">1,05</text:p>
          </table:table-cell>
          <table:table-cell table:style-name="Tabla1.D2" office:value-type="string">
            <text:p text:style-name="P53">1,05</text:p>
          </table:table-cell>
        </table:table-row>
        <table:table-row>
          <table:table-cell table:style-name="Tabla1.A2" office:value-type="string">
            <text:p text:style-name="P51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4"/>
          </table:table-cell>
          <table:table-cell table:style-name="Tabla1.D2" office:value-type="string">
            <text:p text:style-name="P40"/>
          </table:table-cell>
        </table:table-row>
        <table:table-row>
          <table:table-cell table:style-name="Tabla1.A2" table:number-columns-spanned="2" office:value-type="string">
            <text:p text:style-name="P25">Total</text:p>
          </table:table-cell>
          <table:covered-table-cell/>
          <table:table-cell table:style-name="Tabla1.C6" office:value-type="float" office:value="3.5">
            <text:p text:style-name="P27">3.5</text:p>
          </table:table-cell>
          <table:table-cell table:style-name="Tabla1.D6" table:formula="ooow:sum(&lt;D1:D5&gt;)" office:value-type="float" office:value="3.5">
            <text:p text:style-name="P23">3.50</text:p>
          </table:table-cell>
        </table:table-row>
      </table:table>
      <text:p text:style-name="P3"/>
      <text:p text:style-name="P6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1. Insert Array</text:p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18">0,<text:span text:style-name="T3">2</text:span></text:p>
          </table:table-cell>
          <table:table-cell table:style-name="Tabla2.D1" office:value-type="string">
            <text:p text:style-name="P19">0,<text:span text:style-name="T3">2</text:span></text:p>
          </table:table-cell>
        </table:table-row>
        <table:table-row>
          <table:table-cell table:style-name="Tabla2.A2" office:value-type="string">
            <text:p text:style-name="P11">2. Insert Object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1">3. Remove</text:p>
          </table:table-cell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1">4. Update $pull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52">5. Update $set Arrray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2">6. Update $set Object</text:p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6">0,2</text:p>
          </table:table-cell>
        </table:table-row>
        <table:table-row>
          <table:table-cell table:style-name="Tabla2.A2" office:value-type="string">
            <text:p text:style-name="P52">7. Update $push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2">8. Update $set campos</text:p>
          </table:table-cell>
          <table:table-cell table:style-name="Tabla2.A2" office:value-type="string">
            <text:p text:style-name="P46">Mejor en una única instrucción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2">9. Update $inc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2">10. Update $unset</text:p>
          </table:table-cell>
          <table:table-cell table:style-name="Tabla2.A2" office:value-type="string">
            <text:p text:style-name="P46">Noes con $pull, es con $unset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39"><text:span text:style-name="T8">0</text:span>,<text:span text:style-name="T7">0</text:span></text:p>
          </table:table-cell>
        </table:table-row>
        <table:table-row>
          <table:table-cell table:style-name="Tabla2.A2" office:value-type="string">
            <text:p text:style-name="P50"/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43"/>
          </table:table-cell>
          <table:table-cell table:style-name="Tabla2.D2" office:value-type="string">
            <text:p text:style-name="P43"/>
          </table:table-cell>
        </table:table-row>
        <table:table-row>
          <table:table-cell table:style-name="Tabla2.A2" table:number-columns-spanned="2" office:value-type="string">
            <text:p text:style-name="P24">Total</text:p>
          </table:table-cell>
          <table:covered-table-cell/>
          <table:table-cell table:style-name="Tabla2.A2" office:value-type="string">
            <text:p text:style-name="P26">2.0</text:p>
          </table:table-cell>
          <table:table-cell table:style-name="Tabla2.D12" table:formula="ooow:sum(&lt;D1:D11&gt;)" office:value-type="float" office:value="1.8">
            <text:p text:style-name="P22">1.80</text:p>
          </table:table-cell>
        </table:table-row>
      </table:table>
      <text:p text:style-name="P2"/>
      <text:p text:style-name="P6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11. Find Object</text:p>
          </table:table-cell>
          <table:table-cell table:style-name="Tabla3.A1" office:value-type="string">
            <text:p text:style-name="P37">Falta pais:"España"</text:p>
          </table:table-cell>
          <table:table-cell table:style-name="Tabla3.A1" office:value-type="string">
            <text:p text:style-name="P18">0,<text:span text:style-name="T3">2</text:span></text:p>
          </table:table-cell>
          <table:table-cell table:style-name="Tabla3.D1" office:value-type="string">
            <text:p text:style-name="P39">0,<text:span text:style-name="T7">0</text:span></text:p>
          </table:table-cell>
        </table:table-row>
        <table:table-row>
          <table:table-cell table:style-name="Tabla3.A2" office:value-type="string">
            <text:p text:style-name="P11">12. Find $and,$gte,$lte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1">13. Find $in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1">14. Find $size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52">15. Find votos.puntos, $gt</text:p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52">16. Aggregate $group</text:p>
          </table:table-cell>
          <table:table-cell table:style-name="Tabla3.A2" office:value-type="string">
            <text:p text:style-name="P45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6">0,2</text:p>
          </table:table-cell>
        </table:table-row>
        <table:table-row>
          <table:table-cell table:style-name="Tabla3.A2" office:value-type="string">
            <text:p text:style-name="P50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3"/>
          </table:table-cell>
          <table:table-cell table:style-name="Tabla3.D7">
            <text:p text:style-name="P43"/>
          </table:table-cell>
        </table:table-row>
        <table:table-row>
          <table:table-cell table:style-name="Tabla3.A2" table:number-columns-spanned="2" office:value-type="string">
            <text:p text:style-name="P24">Total</text:p>
          </table:table-cell>
          <table:covered-table-cell/>
          <table:table-cell table:style-name="Tabla3.A2" office:value-type="string">
            <text:p text:style-name="P26">1.2</text:p>
          </table:table-cell>
          <table:table-cell table:style-name="Tabla3.D7" table:formula="ooow:sum(&lt;D1:D7&gt;)" office:value-type="float" office:value="1">
            <text:p text:style-name="P22">1.00</text:p>
          </table:table-cell>
        </table:table-row>
      </table:table>
      <text:p text:style-name="P10"/>
      <text:p text:style-name="P10"/>
      <text:p text:style-name="P3"/>
      <text:p text:style-name="P7"/>
      <text:p text:style-name="P56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BuscarPorTitulo</text:p>
          </table:table-cell>
          <table:table-cell table:style-name="Tabla4.A1" office:value-type="string">
            <text:p text:style-name="P36">No hace bien el filtro</text:p>
          </table:table-cell>
          <table:table-cell table:style-name="Tabla4.A1" office:value-type="string">
            <text:p text:style-name="P13"><text:span text:style-name="T4">1</text:span>,<text:span text:style-name="T4">00</text:span></text:p>
          </table:table-cell>
          <table:table-cell table:style-name="Tabla4.D1" office:value-type="string">
            <text:p text:style-name="P47"><text:span text:style-name="T6">0</text:span>,<text:span text:style-name="T6">80</text:span></text:p>
          </table:table-cell>
        </table:table-row>
        <table:table-row>
          <table:table-cell table:style-name="Tabla4.A2" office:value-type="string">
            <text:p text:style-name="P12">ActualizaDuracion</text:p>
          </table:table-cell>
          <table:table-cell table:style-name="Tabla4.A2" office:value-type="string">
            <text:p text:style-name="P36">No hace filtro para buscar sino un for</text:p>
            <text:p text:style-name="P36">Duración es Double no int</text:p>
          </table:table-cell>
          <table:table-cell table:style-name="Tabla4.A2" office:value-type="string">
            <text:p text:style-name="P13"><text:span text:style-name="T4">1</text:span>,<text:span text:style-name="T4">00</text:span></text:p>
          </table:table-cell>
          <table:table-cell table:style-name="Tabla4.D2" office:value-type="string">
            <text:p text:style-name="P48"><text:span text:style-name="T6">0</text:span>,<text:span text:style-name="T4">00</text:span></text:p>
          </table:table-cell>
        </table:table-row>
        <table:table-row>
          <table:table-cell table:style-name="Tabla4.A2" office:value-type="string">
            <text:p text:style-name="P12">MostrarPeliculasProductoras</text:p>
          </table:table-cell>
          <table:table-cell table:style-name="Tabla4.A2" office:value-type="string">
            <text:p text:style-name="P36">Mejor si crea otra variable para la colección de productoras</text:p>
          </table:table-cell>
          <table:table-cell table:style-name="Tabla4.A2" office:value-type="string">
            <text:p text:style-name="P13"><text:span text:style-name="T4">1</text:span>,<text:span text:style-name="T4">30</text:span></text:p>
          </table:table-cell>
          <table:table-cell table:style-name="Tabla4.D2" office:value-type="string">
            <text:p text:style-name="P49"><text:span text:style-name="T6">1</text:span>,<text:span text:style-name="T6">10</text:span></text:p>
            <text:p text:style-name="P20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55"/>
          </table:table-cell>
        </table:table-row>
        <table:table-row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42"/>
          </table:table-cell>
          <table:table-cell table:style-name="Tabla4.A2" office:value-type="string">
            <text:p text:style-name="P44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table:number-columns-spanned="2" office:value-type="string">
            <text:p text:style-name="P25">Total</text:p>
          </table:table-cell>
          <table:covered-table-cell/>
          <table:table-cell table:style-name="Tabla4.C6" office:value-type="float" office:value="3.3">
            <text:p text:style-name="P27">3.30</text:p>
          </table:table-cell>
          <table:table-cell table:style-name="Tabla4.D6" table:formula="ooow:sum(&lt;D1:D5&gt;)" office:value-type="float" office:value="1.9">
            <text:p text:style-name="P23">1.9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30S</meta:editing-duration>
    <meta:editing-cycles>43</meta:editing-cycles>
    <meta:generator>LibreOffice/6.1.1.2$Windows_X86_64 LibreOffice_project/5d19a1bfa650b796764388cd8b33a5af1f5baa1b</meta:generator>
    <dc:date>2019-12-23T18:37:02.249000000</dc:date>
    <meta:document-statistic meta:table-count="5" meta:image-count="0" meta:object-count="0" meta:page-count="2" meta:paragraph-count="95" meta:word-count="173" meta:character-count="903" meta:non-whitespace-character-count="824"/>
    <meta:user-defined meta:name="Info 1"/>
    <meta:user-defined meta:name="Info 2"/>
    <meta:user-defined meta:name="Info 3"/>
    <meta:user-defined meta:name="Info 4"/>
  </office:meta>
</office:document-meta>
</file>